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 svg:font-family="arial, sans-serif"/>
    <style:font-face style:name="Courier New" svg:font-family="'Courier New'"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P2" style:family="paragraph" style:parent-style-name="Text_20_body" style:list-style-name="L4"/>
    <style:style style:name="P3" style:family="paragraph" style:parent-style-name="Title" style:master-page-name="MP0">
      <style:paragraph-properties style:page-number="auto" fo:break-before="page"/>
    </style:style>
    <style:style style:name="P4" style:family="paragraph" style:parent-style-name="List_20_Paragraph" style:list-style-name="L2"/>
    <style:style style:name="P5" style:family="paragraph" style:parent-style-name="List_20_Paragraph" style:list-style-name="L3"/>
    <style:style style:name="P6" style:family="paragraph" style:parent-style-name="List_20_Paragraph" style:list-style-name="L3">
      <style:paragraph-properties fo:hyphenation-ladder-count="no-limit"/>
      <style:text-properties style:font-name="Calibri" fo:font-size="11pt" style:font-size-asian="11pt" style:font-size-complex="11pt" fo:hyphenate="true" fo:hyphenation-remain-char-count="0" fo:hyphenation-push-char-count="0"/>
    </style:style>
    <style:style style:name="P7" style:family="paragraph" style:parent-style-name="List_20_Paragraph" style:list-style-name="L2">
      <style:paragraph-properties fo:hyphenation-ladder-count="no-limit"/>
      <style:text-properties style:font-name="Calibri" fo:font-size="11pt" style:font-size-asian="11pt" style:font-size-complex="11pt" fo:hyphenate="true" fo:hyphenation-remain-char-count="0" fo:hyphenation-push-char-count="0"/>
    </style:style>
    <style:style style:name="P8" style:family="paragraph" style:parent-style-name="List_20_Paragraph" style:list-style-name="L6"/>
    <style:style style:name="P9" style:family="paragraph" style:parent-style-name="List_20_Paragraph" style:list-style-name="L2">
      <style:paragraph-properties fo:hyphenation-ladder-count="no-limit"/>
      <style:text-properties fo:hyphenate="true" fo:hyphenation-remain-char-count="0" fo:hyphenation-push-char-count="0"/>
    </style:style>
    <style:style style:name="P10" style:family="paragraph" style:parent-style-name="Heading_20_1">
      <style:text-properties style:font-name="Calibri" style:font-size-complex="11pt"/>
    </style:style>
    <style:style style:name="P11" style:family="paragraph" style:parent-style-name="Normal" style:list-style-name="L1"/>
    <style:style style:name="P12" style:family="paragraph" style:parent-style-name="Normal" style:list-style-name="L4">
      <style:text-properties style:font-name="Calibri" style:font-size-complex="11pt"/>
    </style:style>
    <style:style style:name="P13" style:family="paragraph" style:parent-style-name="Normal" style:list-style-name="L5">
      <style:text-properties style:font-name="Calibri" style:font-size-complex="11pt"/>
    </style:style>
    <style:style style:name="P14" style:family="paragraph" style:parent-style-name="Normal" style:list-style-name="L7"/>
    <style:style style:name="T1" style:family="text">
      <style:text-properties fo:color="#1155cc" style:font-name-complex="Arial"/>
    </style:style>
    <style:style style:name="T2" style:family="text">
      <style:text-properties fo:color="#1155cc" style:font-name="Arial" style:font-name-complex="Arial"/>
    </style:style>
    <style:style style:name="T3" style:family="text">
      <style:text-properties fo:color="#1155cc" fo:background-color="#ffffff" style:font-name-complex="Arial"/>
    </style:style>
    <style:style style:name="T4" style:family="text">
      <style:text-properties fo:color="#1155cc" style:font-name="Calibri" fo:font-size="11pt" style:font-size-asian="11pt" style:font-name-complex="Arial" style:font-size-complex="11pt"/>
    </style:style>
    <style:style style:name="T5" style:family="text">
      <style:text-properties fo:color="#000000" style:font-name-complex="Arial"/>
    </style:style>
    <style:style style:name="T6" style:family="text">
      <style:text-properties style:font-name-complex="Arial"/>
    </style:style>
    <style:style style:name="T7" style:family="text">
      <style:text-properties style:font-name="Calibri"/>
    </style:style>
    <style:style style:name="T8" style:family="text">
      <style:text-properties style:font-name="Calibri" fo:font-size="11pt" style:font-size-asian="11pt" style:font-size-complex="11pt"/>
    </style:style>
    <style:style style:name="T9" style:family="text">
      <style:text-properties fo:font-variant="normal" fo:text-transform="none" fo:color="#333333" style:font-name="Calibri" fo:font-size="11pt" fo:letter-spacing="normal" fo:font-style="normal" fo:font-weight="normal"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perpositional Computation and Metaprogramming Using Homomorphic Encryption over the integers.</text:p>
      <text:p text:style-name="Normal">Note that it may not end up using FULLY homomorphic encryption! <text:s/>That is something we need to work out.</text:p>
      <text:p text:style-name="Normal">TODO: this document is not a mergable format I don’t think, which totally sucks. <text:s/>A wiki might be better maybe? But dunno. <text:s/>There is a wiki for this github repository that I *think* is private. <text:s/>Maybe that would be better to put all of our notes and stuff in?</text:p>
      <text:h text:style-name="Heading_20_1" text:outline-level="1">What I’m working on Right Now</text:h>
      <text:list xml:id="list5070012027228700883" text:style-name="L1">
        <text:list-item>
          <text:p text:style-name="P11">CsuperIntOnesComplement</text:p>
        </text:list-item>
        <text:list-item>
          <text:p text:style-name="P11">Then, maybe a fixed point class</text:p>
        </text:list-item>
        <text:list-item>
          <text:p text:style-name="P11">Then experimentation!</text:p>
        </text:list-item>
      </text:list>
      <text:p text:style-name="Normal">Right now I’m trying to get basic proof of concept working with homomorphic encryption over the integers.</text:p>
      <text:p text:style-name="Normal">Specifically, I’m trying to make a fully functional integer class, and then do some basic operations with it, like calculating sine for instance superpositionally, but also making basic projects that verify the validity of the most simple mathematical operations. <text:s/>I also am thinking I’ll want to abstract the int class to be some fixed point number class so experimentation doesn’t have to be limited to integer math!</text:p>
      <text:p text:style-name="Normal">Anything that looks attractive to you is open game! Feel free to modify code, add projects, do whatever you want, either collaboratively or independently (:</text:p>
      <text:p text:style-name="Normal">Also feel free to pursue things outside of what I’ve listed below obviously! <text:s/>This is just what I’ve identified (so far) as things I want to check out at some point.</text:p>
      <text:h text:style-name="P10" text:outline-level="1">Higher Priority Research</text:h>
      <text:list xml:id="list7688222260642033014" text:style-name="L2">
        <text:list-item>
          <text:p text:style-name="P4">Switch to 1's compliment arithmetic? Easier to do multiplication, division, subtraction. <text:a xlink:type="simple" xlink:href="http://www.fourmilab.ch/documents/univac/minuszero.html" text:style-name="Internet_20_link" text:visited-style-name="Visited_20_Internet_20_Link">http://www.fourmilab.ch/documents/univac/minuszero.html</text:a></text:p>
        </text:list-item>
        <text:list-item>
          <text:p text:style-name="P4"><text:soft-page-break/>The size of the keys is a limitation to how many logical operations you can do on the encoded bit before you start getting wrong answers. <text:s/>Is there a way to calculate the minimum size of the key needed to be able to survive a given circuit?</text:p>
        </text:list-item>
        <text:list-item>
          <text:p text:style-name="P4">Can we use bootstrapping to make this “fully homomorphic” to decrease error during calculations?</text:p>
        </text:list-item>
        <text:list-item>
          <text:p text:style-name="P4">Can we use key switching (sometimes called modulus switching)to make this fully homomorphic?</text:p>
        </text:list-item>
        <text:list-item>
          <text:p text:style-name="P4">Can we use modulus reduction here?</text:p>
        </text:list-item>
        <text:list-item>
          <text:p text:style-name="P4">How about if we do a straight “re-crypt” where we get all the output values and re-solve the CRT equations to make it have zero error again. <text:s/>How feasible is that? <text:s/>Maybe not that useful but could time it and see.</text:p>
        </text:list-item>
        <text:list-item>
          <text:p text:style-name="P4">Can we simplify during recrypt ? If any combos are same, use fewer keys or something ?</text:p>
        </text:list-item>
        <text:list-item>
          <text:p text:style-name="P4">Has this been done before, or anything like it? <text:s/>If so, does this add anything new? <text:s/>“Near hits” are great for having references for this paper, as well as finding things we might not have thought of. <text:s/>They aren’t necessarily a bad thing, and mean that this is useless or not worth doing / publishing! <text:s/>Check google scholar?</text:p>
        </text:list-item>
        <text:list-item>
          <text:p text:style-name="P4">Making the smallest encrypted number possible: use the large keys for the =0 case (in chinese remainder theorem) and the small keys for the =1 case. <text:s/>Maybe not as useful with large number of bits though. <text:s/>Maybe look at which slot has the most zeros and use the highest key there. Rinse and repeat? See if this is actually true and works...</text:p>
        </text:list-item>
        <text:list-item>
          <text:p text:style-name="P4">Does this superpositional computation stuff generalize to other homomorphic encryption operations?</text:p>
          <text:list>
            <text:list-item>
              <text:p text:style-name="P4">There is one way to do FHE using ideal lattices, and possibly some other ways to do FHE, other than “over the integers” like I am doing.</text:p>
            </text:list-item>
            <text:list-item>
              <text:p text:style-name="P4">Other crypto systems can do homomorphic addition, or multiplication, or other single operations. We could see if there is any play with them doing limited calculations superpositionally?</text:p>
            </text:list-item>
          </text:list>
        </text:list-item>
        <text:list-item>
          <text:p text:style-name="P4">James mentioned that any circuit can be cooked down to a 2 layer AND / OR (need not?) circuit. <text:s/>You evaluate for each possibility then re-create your circuit. <text:s/>Look into this more, could be useful to make less deep circuits. <text:s/>Maybe not really applicable, but could mention it? I dunno. Also not sure how this plays with AND/XOR circuits.</text:p>
        </text:list-item>
        <text:list-item>
          <text:p text:style-name="P4">I think we should better understand how other homomorphic encryption works, to see what other ideas pop out.</text:p>
        </text:list-item>
        <text:list-item>
          <text:p text:style-name="P4"><text:soft-page-break/>Try to implement some basic traditional computation logic (+, *, /, %, polynomials, etc)</text:p>
        </text:list-item>
        <text:list-item>
          <text:p text:style-name="P4">Try to implement some more complex things, where re-using the result is more meaningful, like calculating sine using cordic math.</text:p>
        </text:list-item>
        <text:list-item>
          <text:p text:style-name="P4">Try to implement a complex circuit, to see if re-using the result can ever be a win in our setup, versus recalculating for each thing.</text:p>
        </text:list-item>
        <text:list-item>
          <text:p text:style-name="P4">Explore what it means to be only partially superpositional. <text:s/>If we don’t care about the full permutation of input bits we can solve a fewer number of equations. <text:s/>What implications does this have to the input, the intermediate values, and result? <text:s/>Smaller numbers involved, less error? </text:p>
          <text:list>
            <text:list-item>
              <text:p text:style-name="P4">One thing – it effectively uses fewer input bits, which has advantages.</text:p>
            </text:list-item>
            <text:list-item>
              <text:p text:style-name="P4">Treat it like Karnaugh map “don't care” values and explore it a bit in the paper.</text:p>
            </text:list-item>
            <text:list-item>
              <text:p text:style-name="P4">Like, show the diff between <text:s/>encoded numbers and keys when we care and don't, for the same (small) circuit.</text:p>
            </text:list-item>
          </text:list>
        </text:list-item>
        <text:list-item>
          <text:p text:style-name="P4">What other usage cases are there for this technique besides “calculate once and reuse” and any “quantum computing” play that there might be.</text:p>
          <text:list>
            <text:list-item>
              <text:p text:style-name="P4">For instance, these superpositional bits represent an entire algorithm (mapping input to output) that can be passed around like data. <text:s/>That seems pretty powerful and potentially important.</text:p>
            </text:list-item>
            <text:list-item>
              <text:p text:style-name="P4">Is there something here about being able to abstract any algorithm to modulus math operations? Some generalization of transmutting a logic circuit to simple modulus math of large numbers? :P</text:p>
            </text:list-item>
          </text:list>
        </text:list-item>
        <text:list-item>
          <text:p text:style-name="P4">Compare the size of an encoded number versus the uncompressed size that you could represent that circuit in? It is probably larger, but check.</text:p>
        </text:list-item>
        <text:list-item>
          <text:p text:style-name="P4">Possibly next paper topic , does the “max value probe” - where you send in all 1 bits to get a number of the circuit out indicating a key size ceiling – indicate circuit inefficiency when it (output?) has a GCD &gt;1 ? <text:s/>Might be an interesting way of evaluating whether circuits are optimal, as well as on giving some metric of HOW optimal they are.</text:p>
        </text:list-item>
        <text:list-item>
          <text:p text:style-name="P4">Is there any play encoding non binary numbers? I don't think so because they are then not AND / XOR, but maybe...</text:p>
        </text:list-item>
      </text:list>
      <text:h text:style-name="P10" text:outline-level="1"><text:soft-page-break/>Lower Priority Researching Things</text:h>
      <text:list xml:id="list6762953013047659417" text:style-name="L3">
        <text:list-item>
          <text:p text:style-name="P5">Self adjusting computation was mentioned as being similar to “computing an answer once and re-using it multiple times”, might look into it.</text:p>
          <text:list>
            <text:list-item>
              <text:p text:style-name="P5"><text:a xlink:type="simple" xlink:href="http://www.umut-acar.org/self-adjusting-computation" office:target-frame-name="_top" xlink:show="replace" text:style-name="Internet_20_link" text:visited-style-name="Visited_20_Internet_20_Link"><text:span text:style-name="Hyperlink"><text:span text:style-name="T1">http://www.umut-acar.org/self-adjusting-computation</text:span></text:span></text:a></text:p>
            </text:list-item>
          </text:list>
        </text:list-item>
        <text:list-item>
          <text:p text:style-name="P5"><text:span text:style-name="Default_20_Paragraph_20_Font"><text:span text:style-name="T5">So was Symbolic Com</text:span></text:span><text:span text:style-name="Default_20_Paragraph_20_Font"><text:span text:style-name="T5">putation</text:span></text:span></text:p>
          <text:list>
            <text:list-item>
              <text:p text:style-name="P5"><text:a xlink:type="simple" xlink:href="https://en.wikipedia.org/wiki/Symbolic_computation" office:target-frame-name="_top" xlink:show="replace" text:style-name="Internet_20_link" text:visited-style-name="Visited_20_Internet_20_Link"><text:span text:style-name="Hyperlink"><text:span text:style-name="T6">https://en.wikipedia.org/wiki/Symbolic_computation</text:span></text:span></text:a></text:p>
            </text:list-item>
          </text:list>
        </text:list-item>
        <text:list-item>
          <text:p text:style-name="P5">I feel like this relates to Karnaugh Maps a bit. A bit hazy how exactly.</text:p>
          <text:list>
            <text:list-item>
              <text:p text:style-name="P5"><text:a xlink:type="simple" xlink:href="https://en.wikipedia.org/wiki/Karnaugh_map" office:target-frame-name="_top" xlink:show="replace" text:style-name="Internet_20_link" text:visited-style-name="Visited_20_Internet_20_Link"><text:span text:style-name="Hyperlink"><text:span text:style-name="T6">https://en.wikipedia.org/wiki/Karnaugh_map</text:span></text:span></text:a></text:p>
            </text:list-item>
          </text:list>
        </text:list-item>
        <text:list-item>
          <text:p text:style-name="P5">An alternate way to solve the equations to get the superpositional bits and keys could be the method of successive substitution.</text:p>
          <text:list>
            <text:list-item>
              <text:p text:style-name="P5"><text:a xlink:type="simple" xlink:href="https://en.wikipedia.org/wiki/Method_of_successive_substitution" office:target-frame-name="_top" xlink:show="replace" text:style-name="Internet_20_link" text:visited-style-name="Visited_20_Internet_20_Link"><text:span text:style-name="Hyperlink"><text:span text:style-name="T2">https://en.wikipedia.org/wiki/Method_of_successive_substitution</text:span></text:span></text:a></text:p>
            </text:list-item>
          </text:list>
        </text:list-item>
        <text:list-item>
          <text:p text:style-name="P5">An alternate way to solve the equations, versus using the Chinese remainder theorem. <text:s/>May also let us do the %2 on the end to get the full set of results??</text:p>
          <text:list>
            <text:list-item>
              <text:p text:style-name="P5"><text:a xlink:type="simple" xlink:href="http://math.stackexchange.com/questions/1442238/how-to-solve-simultaneous-modulus-diophantine-equations/1449809#1449809" text:style-name="Internet_20_link" text:visited-style-name="Visited_20_Internet_20_Link"><text:span text:style-name="Hyperlink"><text:span text:style-name="T1">http://math.stackexchange.com/questions/1442238/how-to-solve-simultaneous-modulus-diophantine-equations/1449809#1449809</text:span></text:span></text:a></text:p>
            </text:list-item>
            <text:list-item>
              <text:p text:style-name="P6">Maybe just note in future work that there may be other ways to solve the modulus equations?</text:p>
            </text:list-item>
          </text:list>
        </text:list-item>
      </text:list>
      <text:h text:style-name="P10" text:outline-level="1">Administrative Stuff</text:h>
      <text:list xml:id="list27276423" text:continue-numbering="true" text:style-name="L3">
        <text:list-item>
          <text:p text:style-name="P5">Send a letter of inquiry to whatever journal when it’s closer, to see if they are interested before submitting</text:p>
        </text:list-item>
        <text:list-item>
          <text:p text:style-name="P5">Find out style of target journal and try to meet requirements in paper (length, content, style, etc)</text:p>
        </text:list-item>
        <text:list-item>
          <text:p text:style-name="P5">Do we need to protect our work? We could seal the paper in an envelope and get it notarized before submitting anywhere.</text:p>
        </text:list-item>
        <text:list-item>
          <text:p text:style-name="P5">Is there a computer science journal to submit this to that is free to read and write, like “jcgt.org” is for graphics stuff?</text:p>
          <text:list>
            <text:list-item>
              <text:list>
                <text:list-item>
                  <text:p text:style-name="P1">International Journal of Information Technology and Computer Science(IJITCS) <text:a xlink:type="simple" xlink:href="http://www.mecs-press.org/ijitcs/aims.html" text:style-name="Internet_20_link" text:visited-style-name="Visited_20_Internet_20_Link">http://www.mecs-press.org/ijitcs/aims.html</text:a> <text:s/>- free to read and write. Not as prestigious but meh, less effort too!</text:p>
                </text:list-item>
              </text:list>
            </text:list-item>
            <text:list-item>
              <text:p text:style-name="P5"><text:soft-page-break/>PlosOne.org perhaps. Don't know details though of how it works. Pay to Submit.</text:p>
            </text:list-item>
            <text:list-item>
              <text:p text:style-name="P5">Maybe here: <text:a xlink:type="simple" xlink:href="http://www.researchgate.net/post/Which_journals_in_computer_science_is_free_for_publish" text:style-name="Internet_20_link" text:visited-style-name="Visited_20_Internet_20_Link"><text:span text:style-name="Hyperlink"><text:span text:style-name="T3">http://www.researchgate.net/post/Which_journals_in_computer_science_is_free_for_publish</text:span></text:span></text:a></text:p>
              <text:list>
                <text:list-item>
                  <text:p text:style-name="P1">ACM Transactions on Computation Theory <text:s/>- reputable <text:s/><text:a xlink:type="simple" xlink:href="http://toct.acm.org/" text:style-name="Internet_20_link" text:visited-style-name="Visited_20_Internet_20_Link">http://toct.acm.org/</text:a></text:p>
                  <text:list>
                    <text:list-item>
                      <text:p text:style-name="P1">Free to submit, pay to read. Can put on webpage though. <text:a xlink:type="simple" xlink:href="http://authors.acm.org/main.html" text:style-name="Internet_20_link" text:visited-style-name="Visited_20_Internet_20_Link">http://authors.acm.org/main.html</text:a></text:p>
                    </text:list-item>
                  </text:list>
                </text:list-item>
              </text:list>
            </text:list-item>
          </text:list>
        </text:list-item>
      </text:list>
      <text:h text:style-name="P10" text:outline-level="1">Usage Cases:</text:h>
      <text:list xml:id="list8706978736377258069" text:style-name="L4">
        <text:list-item>
          <text:p text:style-name="P12">Algorithm obfuscation. <text:s/>All you get is something that gives the output for given inputs but not info about the algorithm that got there. <text:s/>Not sure how useful this is.</text:p>
        </text:list-item>
        <text:list-item>
          <text:p text:style-name="P12">Scripting. <text:s/>No need to worry about division by zero, infinite loops, or sandboxing script execution.</text:p>
        </text:list-item>
        <text:list-item>
          <text:p text:style-name="P12">Constant time evaluation of circuits. <text:s/>Any circuit can be cooked down to this</text:p>
        </text:list-item>
        <text:list-item>
          <text:p text:style-name="P12">Meta programming too? <text:s/>If you have multiple circuits can you combine them? I think so.</text:p>
        </text:list-item>
        <text:list-item>
          <text:p text:style-name="P2">Could do storageless shuffle type thing, and then re-shuffle it by doing more feistel rounds. IE an example of a “living lookup table” that can be manipulated on the fly.</text:p>
        </text:list-item>
        <text:list-item>
          <text:p text:style-name="P2">Example program: count the number of 1 bits in the input. <text:s/>Just to show what sort of things It can do. <text:s/>Just AND each bit against the literal 1 and add them up.</text:p>
        </text:list-item>
      </text:list>
      <text:h text:style-name="P10" text:outline-level="1">Software TODOs</text:h>
      <text:list xml:id="list4652639417928872067" text:style-name="L5">
        <text:list-item>
          <text:p text:style-name="P13">It'd be neat to have a const expr version of this stuff. </text:p>
          <text:list>
            <text:list-item>
              <text:p text:style-name="P13">Lets you write “some code” that automatically crunches down to quick / simple runtime modulus to get answer for inputs.</text:p>
            </text:list-item>
            <text:list-item>
              <text:p text:style-name="P13">Specify which input permutations you want to use at runtime, or specify that you want to use them all?</text:p>
            </text:list-item>
            <text:list-item>
              <text:p text:style-name="P13">Memoize the prime numbers as they are needed, or have a compile time table? (maybe allow person to specify)</text:p>
            </text:list-item>
            <text:list-item>
              <text:p text:style-name="P13">Not necessarily needed for paper, but a neat demo.</text:p>
            </text:list-item>
          </text:list>
        </text:list-item>
        <text:list-item>
          <text:p text:style-name="P13">There should be of course a runtime version of this functionality. <text:s/>Time it and such.</text:p>
        </text:list-item>
      </text:list>
      <text:h text:style-name="P10" text:outline-level="1"><text:soft-page-break/>Writing The Paper</text:h>
      <text:list xml:id="list80657056208729164" text:style-name="L6">
        <text:list-item>
          <text:p text:style-name="P8">The last paper I wrote seemed like it was best written once all the research and investigations were done. <text:s/>Many people say you should write the paper first though to solidify the things you need to research. Dunno which is best, but we do eventually have to write a paper.</text:p>
          <text:list>
            <text:list-item>
              <text:p text:style-name="P8">Latex probably.</text:p>
            </text:list-item>
            <text:list-item>
              <text:p text:style-name="P8">The journal we submit to may have a template (which would be cool!)</text:p>
            </text:list-item>
            <text:list-item>
              <text:p text:style-name="P8">We should see if the journal has any requirements, or specific styles we have to adhere to.</text:p>
            </text:list-item>
            <text:list-item>
              <text:p text:style-name="P8">We should see what sort of other papers got published to get an idea of what our paper should look like and how long it should be etc. <text:s/>I’d imagine we’d run the risk of being too long, but if that happens we could always have supplemental material that goes into more depth.</text:p>
            </text:list-item>
          </text:list>
        </text:list-item>
      </text:list>
      <text:h text:style-name="P10" text:outline-level="1">References For Paper:</text:h>
      <text:list xml:id="list40456427" text:style-name="L3">
        <text:list-item>
          <text:p text:style-name="P5">All of the FHE and FHE over integer papers!!</text:p>
        </text:list-item>
        <text:list-item>
          <text:p text:style-name="P5">Maybe some on quantum computing as appropriate?</text:p>
        </text:list-item>
        <text:list-item>
          <text:p text:style-name="P5">Whatever else we find in our travels obviously!</text:p>
        </text:list-item>
      </text:list>
      <text:h text:style-name="Heading_20_1" text:outline-level="1">Paper Notes:</text:h>
      <text:list xml:id="list6588072046989691237" text:style-name="L7">
        <text:list-item>
          <text:p text:style-name="P14">One's compliment made some of the math operations easier, but the end around carry of addition made it accumulate error quite a bit faster which isn't so great. Wonder how it compares to others?</text:p>
        </text:list-item>
        <text:list-item>
          <text:p text:style-name="P14">Compare costs (key sizes) of +,-,*,/,%, &lt;, etc!</text:p>
        </text:list-item>
        <text:list-item>
          <text:p text:style-name="P14">Even though you can use all 1 bits as a “key probe”, it won't show you max percentage error, since that depends on which co-prime key it's given.</text:p>
        </text:list-item>
      </text:list>
      <text:h text:style-name="Heading_20_1" text:outline-level="1">Research Done:</text:h>
      <text:list xml:id="list27274755" text:continue-list="list7688222260642033014" text:style-name="L2">
        <text:list-item>
          <text:p text:style-name="P4">Can we get co-prime numbers in O(1), or better than I am currently?</text:p>
          <text:list>
            <text:list-item>
              <text:p text:style-name="P4">Int64 GetCoPrimeInList (int64 index, int64 listSize, int64 minValue)</text:p>
            </text:list-item>
            <text:list-item>
              <text:p text:style-name="P9"><text:soft-page-break/>This would be great for making it so the large numbers of keys required didn't need to be stored or sent over the network, and also better for decoding specific values if you have a large number of keys, since you don't have to calculate all 2^32 keys for instance, just to get one value decoded.</text:p>
            </text:list-item>
            <text:list-item>
              <text:p text:style-name="P9">Answer: there is such a thing as an “infinite pairwise coprime set”.</text:p>
            </text:list-item>
            <text:list-item>
              <text:p text:style-name="P9"><text:a xlink:type="simple" xlink:href="https://en.wikipedia.org/wiki/Coprime_integers" text:style-name="Internet_20_link" text:visited-style-name="Visited_20_Internet_20_Link">https://en.wikipedia.org/wiki/Coprime_integers</text:a> → says these include all prime numbers, the fermat numbers, and elements from sylvester's sequence.</text:p>
            </text:list-item>
            <text:list-item>
              <text:p text:style-name="P9"><text:a xlink:type="simple" xlink:href="https://en.wikipedia.org/wiki/Fermat_number" text:style-name="Internet_20_link" text:visited-style-name="Visited_20_Internet_20_Link">https://en.wikipedia.org/wiki/Fermat_number</text:a> → these fit the bill, but they grow very large very quickly so are less than ideal.</text:p>
            </text:list-item>
            <text:list-item>
              <text:p text:style-name="P9"><text:a xlink:type="simple" xlink:href="http://www.jstor.org/stable/27821719?seq=1#page_scan_tab_contents" text:style-name="Internet_20_link" text:visited-style-name="Visited_20_Internet_20_Link">http://www.jstor.org/stable/27821719?seq=1#page_scan_tab_contents</text:a> → a paper about some<text:span text:style-name="T7"> infinite length coprime nu</text:span><text:span text:style-name="T8">mber sets. “</text:span><text:span text:style-name="T9">A uniform construction of some infinite coprime sequences</text:span><text:span text:style-name="T8"> “</text:span></text:p>
            </text:list-item>
          </text:list>
        </text:list-item>
        <text:list-item>
          <text:p text:style-name="P4">We should understand how quantum computing works, to better understand how this technique can and cannot be used in that setting, since we are able to store bits superpositionally (0, 1, or superposition more accurately), and we CAN clone the superpositional result of calculations, unlike quantum computers. <text:s/>There is overlap, but I don’t fully understand the pros and cons.</text:p>
          <text:list>
            <text:list-item>
              <text:p text:style-name="P4">A good basic intro to quantum computing: <text:a xlink:type="simple" xlink:href="http://arstechnica.com/science/2010/01/a-tale-of-two-qubits-how-quantum-computers-work/" office:target-frame-name="_top" xlink:show="replace" text:style-name="Internet_20_link" text:visited-style-name="Visited_20_Internet_20_Link"><text:span text:style-name="Hyperlink">http://arstechnica.com/science/2010/01/a-tale-of-two-qubits-how-quantum-computers-work/</text:span></text:a></text:p>
            </text:list-item>
            <text:list-item>
              <text:p text:style-name="P4">Page 5 talks about the requirements to do quantum computing. Can we do all those?</text:p>
            </text:list-item>
            <text:list-item>
              <text:p text:style-name="P4">Can we do entanglement? By changing a key to something else, we can affect multiple encrypted bits at once, this might be the key for entanglement for us.</text:p>
            </text:list-item>
            <text:list-item>
              <text:p text:style-name="P4">What benefit do we get by evaluating a circuit for all possible values at once?</text:p>
            </text:list-item>
            <text:list-item>
              <text:p text:style-name="P7">What exactly is “order finding”. Apparently that’s something quantum computers are good at.</text:p>
            </text:list-item>
            <text:list-item>
              <text:p text:style-name="P7">End result: this doesn't have probabilities for bits other than 0, 50, 100%. <text:s/>No constructive / destructive interference either. <text:s/>I couldn't find a crossover.</text:p>
            </text:list-item>
          </text:list>
        </text:list-item>
        <text:list-item>
          <text:p text:style-name="P4">Try to implement a quantum algorithm</text:p>
          <text:list>
            <text:list-item>
              <text:p text:style-name="P4">Like Shor’s algorithm, or Grover's algorithm</text:p>
            </text:list-item>
            <text:list-item>
              <text:p text:style-name="P7"><text:soft-page-break/>Or finding p or q in N = p*q when given N (a large number) and knowing that p and q are prime. Only have to test up to sqrt(N).</text:p>
            </text:list-item>
            <text:list-item>
              <text:p text:style-name="P7">End result: it's missing the right properties to be able to do it.</text:p>
            </text:list-item>
          </text:list>
        </text:list-item>
        <text:list-item>
          <text:p text:style-name="P7">Is it possible to solve the superpositional bit calculations if the keys are even numbers? If so, that would be another way to make it fully homomorphic, because as I understand it, even keys are immune to error!</text:p>
          <text:list>
            <text:list-item>
              <text:p text:style-name="P7">No. <text:s/>try solving two equations <text:s/>with even keys.</text:p>
              <text:list>
                <text:list-item>
                  <text:p text:style-name="P7">x % k0 = 0</text:p>
                </text:list-item>
                <text:list-item>
                  <text:p text:style-name="P7">x % k1 = 1</text:p>
                </text:list-item>
              </text:list>
            </text:list-item>
            <text:list-item>
              <text:p text:style-name="P7">if k0 and k1 are even, what value of x makes this true? None</text:p>
            </text:list-item>
            <text:list-item>
              <text:p text:style-name="P9"><text:span text:style-name="Hyperlink"><text:span text:style-name="T4">TODO: show more solidly how there can be none.</text:span></text:span></text:p>
            </text:list-item>
          </text:list>
        </text:list-item>
        <text:list-item>
          <text:p text:style-name="P4">Is it known that any logical circuit can be transformed into a modulus operation?</text:p>
          <text:list>
            <text:list-item>
              <text:p text:style-name="P4">Related but not quite: <text:a xlink:type="simple" xlink:href="https://en.wikipedia.org/wiki/FRACTRAN" text:style-name="Internet_20_link" text:visited-style-name="Visited_20_Internet_20_Link">https://en.wikipedia.org/wiki/FRACTRAN</text:a></text:p>
            </text:list-item>
            <text:list-item>
              <text:p text:style-name="P4">It's known that you can use CRT to get <text:s/>something that gives the right outputs, but it isn't known that you can do operations in this superpositional space</text:p>
            </text:list-item>
            <text:list-item>
              <text:p text:style-name="P9"><text:span text:style-name="Hyperlink"><text:span text:style-name="T4">Yes, CRT makes it possible.</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 svg:font-family="arial, sans-serif"/>
    <style:font-face style:name="Courier New" svg:font-family="'Courier New'"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139in" fo:margin-bottom="0in"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lan Wolfe</meta:initial-creator>
    <dc:creator>Alan Wolfe</dc:creator>
    <meta:creation-date>2015-10-06T18:53:00Z</meta:creation-date>
    <dc:date>2015-12-03T07:10:49.82</dc:date>
    <meta:editing-cycles>56</meta:editing-cycles>
    <meta:editing-duration>P1DT6H12M21S</meta:editing-duration>
    <meta:document-statistic meta:table-count="0" meta:image-count="0" meta:object-count="0" meta:page-count="8" meta:paragraph-count="118" meta:word-count="2316" meta:character-count="13566"/>
    <meta:template xlink:type="simple" xlink:actuate="onRequest" xlink:title="" xlink:href="Normal.dotm"/>
  </office:meta>
</office:document-meta>
</file>